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Bibliography_20_1">
      <style:text-properties fo:font-style="normal" officeooo:paragraph-rsid="000272de" style:font-style-asian="normal" style:font-style-complex="normal"/>
    </style:style>
    <style:style style:name="P2" style:family="paragraph" style:parent-style-name="Bibliography_20_1">
      <style:text-properties officeooo:paragraph-rsid="000272de"/>
    </style:style>
    <style:style style:name="P3" style:family="paragraph" style:parent-style-name="Bibliography_20_1">
      <style:text-properties fo:font-style="normal" officeooo:paragraph-rsid="000272de" style:font-style-asian="normal" style:font-style-complex="normal"/>
    </style:style>
    <style:style style:name="P4" style:family="paragraph" style:parent-style-name="Bibliography_20_1">
      <style:text-properties fo:font-style="normal" officeooo:paragraph-rsid="00035977" style:font-style-asian="normal" style:font-style-complex="normal"/>
    </style:style>
    <style:style style:name="P5" style:family="paragraph" style:parent-style-name="Heading_20_1" style:list-style-name="WWNum5">
      <style:text-properties officeooo:paragraph-rsid="000272d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e9cc" style:font-style-asian="normal" style:font-style-complex="normal"/>
    </style:style>
    <style:style style:name="T3" style:family="text">
      <style:text-properties fo:font-style="normal" officeooo:rsid="000be8e0" style:font-style-asian="normal" style:font-style-complex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normal" officeooo:rsid="0009e9cc" style:font-style-asian="normal" style:font-style-complex="normal"/>
    </style:style>
    <style:style style:name="T7" style:family="text">
      <style:text-properties officeooo:rsid="00069fc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9e9cc"/>
    </style:style>
    <style:style style:name="T10" style:family="text">
      <style:text-properties officeooo:rsid="00081756"/>
    </style:style>
    <style:style style:name="T11" style:family="text">
      <style:text-properties officeooo:rsid="00082b6b"/>
    </style:style>
    <style:style style:name="T12" style:family="text">
      <style:text-properties officeooo:rsid="00032b7d"/>
    </style:style>
    <style:style style:name="T13" style:family="text">
      <style:text-properties officeooo:rsid="000344a5"/>
    </style:style>
    <style:style style:name="T14" style:family="text">
      <style:text-properties officeooo:rsid="00035977"/>
    </style:style>
    <style:style style:name="T15" style:family="text">
      <style:text-properties officeooo:rsid="00214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22897721" text:style-name="WWNum5">
        <text:list-item>
          <text:h text:style-name="P5" text:outline-level="1">References</text:h>
        </text:list-item>
      </text:list>
      <text:p text:style-name="P2"><text:bookmark-start text:name="ZOTERO_BREF_bn8EuCx1dJsz"/><text:bookmark text:name="__UnoMark__28898_2480076588"/><text:bookmark text:name="__UnoMark__24655_2480076588"/><text:bookmark text:name="__UnoMark__22928_862860911"/><text:bookmark text:name="__UnoMark__29089_2480076588"/>[1] <text:tab/>Meuwissen TH, Hayes BJ, Goddard ME. Prediction of total genetic value using genome-wide dense marker maps. <text:span text:style-name="T1">Genetics</text:span><text:span text:style-name="T4">.</text:span> 2001;157:1819–1829.</text:p>
      <text:p text:style-name="P2">[2] <text:tab/>Schaeffer LR. Strategy for applying genome-wide selection in dairy cattle. <text:span text:style-name="T1">J Anim Breed Genet.</text:span> 2006;123:218–223.</text:p>
      <text:p text:style-name="P2">[3] <text:tab/>Obšteter J, Jenko J, Hickey JM, <text:span text:style-name="T12">Gorjanc G</text:span>. Efficient use of genomic information for sustainable genetic improvement in small cattle populations. <text:span text:style-name="T1">J Dairy Sci. </text:span>2019;102:9971–9982.</text:p>
      <text:p text:style-name="P2">[4] <text:tab/>Wiggans GR, Cole JB, Hubbard SM, Sonstegard <text:span text:style-name="T12">TS</text:span>. Genomic Selection in Dairy Cattle: The USDA Experience. <text:span text:style-name="T1">Annu Rev Anim Biosci.</text:span> 2017;5:309–327.</text:p>
      <text:p text:style-name="P2">[5] <text:tab/><text:span text:style-name="T1">Mrode RA. Linear Models for the Prediction of Animal Breeding Values. </text:span><text:span text:style-name="T2">3</text:span><text:span text:style-name="T6">rd</text:span><text:span text:style-name="T2"> </text:span><text:span text:style-name="T1">edition. Wallingford, UK: CABI, 20</text:span><text:span text:style-name="T3">14</text:span><text:span text:style-name="T1">.</text:span></text:p>
      <text:p text:style-name="P1">[6] <text:tab/>Daetwyler HD, Villanueva B, Woolliams JA. Accuracy of Predicting the Genetic Risk of Disease Using a Genome-Wide Approach. PLoS ONE. 2008;3:e3395.</text:p>
      <text:p text:style-name="P1">[7] <text:tab/>Goddard M. Genomic selection: prediction of accuracy and maximisation of long term response. Genetica. 2009;136:245–257.</text:p>
      <text:p text:style-name="P1">[8] <text:tab/>Habier D, Tetens J, Seefried F-R, Lichtner <text:span text:style-name="T12">L, Thaller G</text:span>. The impact of genetic relationship information on genomic breeding values in German Holstein cattle. Genet Sel Evol. 2010;42:5.</text:p>
      <text:p text:style-name="P1">[9] <text:tab/>Clark SA, Hickey JM, van der Werf JHJ. Different models of genetic variation and their effect on genomic evaluation. Genet Sel Evol. 2011;43:18.</text:p>
      <text:p text:style-name="P4">[10] <text:tab/>Goddard ME, Hayes BJ, Meuwissen THE. Using the genomic relationship matrix to predict the accuracy of genomic selection. J Anim Breed Genet. 2011;128:409–421.</text:p>
      <text:p text:style-name="P4"><text:span text:style-name="T14">[11]<text:tab/></text:span>Van Grevenhof EM, Van Arendonk JAM, Bijma P. Response to genomic selection: the Bulmer effect and the potential of genomic selection when the number of phenotypic records is limiting. Genet Sel Evol. 2012;44:26.</text:p>
      <text:p text:style-name="P4">[1<text:span text:style-name="T14">2</text:span>] <text:tab/>Gonzalez-Recio O, Coffey MP, Pryce JE. On the value of the phenotypes in the genomic era. J Dairy Sci. 2014;97:7905–7915.</text:p>
      <text:p text:style-name="P4">[1<text:span text:style-name="T14">3</text:span>] <text:tab/>International Committee for Animal Recording. Section 02 - Cattle Milk Recording. Overview. In: ICAR Guidelines. Rome: ICAR, 2017.</text:p>
      <text:p text:style-name="P1">[1<text:span text:style-name="T14">4</text:span>] <text:tab/>Gao H, Christensen OF, Madsen P, Nielsen <text:span text:style-name="T12">US, Zhang Y, Lund MS, et al</text:span>. Comparison on genomic predictions using three GBLUP methods and two single-step blending methods in the Nordic Holstein population. Genet Sel Evol. 2012;44:8.</text:p>
      <text:p text:style-name="P1">[1<text:span text:style-name="T14">5</text:span>] <text:tab/>Gray KA, Cassady JP, Huang Y, Maltecca <text:span text:style-name="T12">C</text:span>. Effectiveness of genomic prediction on milk flow traits in dairy cattle. Genet Sel Evol. 2012;44:24.</text:p>
      <text:p text:style-name="P1">[1<text:span text:style-name="T14">6</text:span>] <text:tab/>Lourenco D a. L, Tsuruta S, Fragomeni BO, Masuda <text:span text:style-name="T12">Y, Aguilar I, Legarra A, et al</text:span>. Genetic evaluation using single-step genomic best linear unbiased predictor in American Angus. J Anim Sci. 2015;93:2653–2662.</text:p>
      <text:p text:style-name="P1"><text:soft-page-break/></text:p>
      <text:p text:style-name="P1">[1<text:span text:style-name="T14">7</text:span>] <text:tab/>Misztal I, Tsuruta S, Strabel T, Auvray <text:span text:style-name="T12">B, Druet T, Lee DH</text:span>. BLUPF90 and related programs (BGF90). In: Proc<text:span text:style-name="T7">eedings of the</text:span> 7th World Congress on Genetics Applied to Livestock Production: 19-23 August 2002; Montpellier, France.</text:p>
      <text:p text:style-name="P1">[<text:span text:style-name="T14">18</text:span>] <text:tab/>Pryce JE, Goddard ME, Raadsma HW, Hayes <text:span text:style-name="T12">BJ</text:span>. Deterministic models of breeding scheme designs that incorporate genomic selection. J Dairy Sci. 2010;93:5455–5466.</text:p>
      <text:p text:style-name="P1">[<text:span text:style-name="T14">19</text:span>] <text:tab/>García-Ruiz A, Cole JB, VanRaden PM, Wiggans <text:span text:style-name="T12">GR, Ruiz-López FJ, Tassell CPV</text:span>. Changes in genetic selection differentials and generation intervals in US Holstein dairy cattle as a result of genomic selection. PNAS. 2016;113:E3995–E4004.</text:p>
      <text:p text:style-name="P1">[<text:span text:style-name="T14">20</text:span>] <text:tab/>Jorjani H. Gen<text:span text:style-name="T8">omic evaluation of BSW </text:span>populations, InterGenomics: Results and Deliverables. Interbull Bulletin. <text:span text:style-name="T9">2012;42:5-8</text:span>.</text:p>
      <text:p text:style-name="P1">[2<text:span text:style-name="T14">1</text:span>] <text:tab/>Thomasen JR, Liu H, Sørensen AC. Genotyping more cows increases genetic gain and reduces rate of true inbreeding in a dairy cattle breeding scheme using female reproductive technologies. J Dairy Sci. 2020;103:597–606.</text:p>
      <text:p text:style-name="P1">[2<text:span text:style-name="T14">2</text:span>] <text:tab/>Reiner-Benaim A, Ezra E, Weller JI. Optimization of a genomic breeding program for a moderately sized dairy cattle population. J Dairy Sci. 2017;100:2892–2904.</text:p>
      <text:p text:style-name="P4">[<text:span text:style-name="T14">23</text:span>] <text:tab/>Wolc A, Arango J, Settar P, Fulton <text:span text:style-name="T12">JE, O'Sullivan NP</text:span>. Persistence of accuracy of genomic estimated breeding values over generations in layer chickens. Genet Sel Evol. 2011;43:23.</text:p>
      <text:p text:style-name="P1">[2<text:span text:style-name="T14">4</text:span>] <text:tab/>Daetwyler HD, Villanueva B, Bijma P, Woolliams <text:span text:style-name="T12">JA</text:span>. Inbreeding in genome-wide selection. Journal of Animal Breeding and Genetics. 2007;124:369–376.</text:p>
      <text:p text:style-name="P1">[2<text:span text:style-name="T14">5</text:span>] <text:tab/>Yu H, Spangler ML, Lewis RM, Morota <text:span text:style-name="T12">G</text:span>. Genomic Relatedness Strengthens Genetic Connectedness Across Management Units. G3 (Bethesda). 2017;7:3543–3556.</text:p>
      <text:p text:style-name="P1">[2<text:span text:style-name="T14">6</text:span>] <text:tab/>Powell O, Mrode R, Gaynor RC, Johnsson <text:span text:style-name="T12">M, Gorjanc G, Hickey JM</text:span>. Genomic data enables genetic evaluation using data recorded on LMIC smallholder dairy farms. <text:span text:style-name="T10">B</text:span>ioRxiv. 2019; doi: https://doi.org/10.1101/827956.</text:p>
      <text:p text:style-name="P1">[2<text:span text:style-name="T14">7</text:span>] <text:tab/>Yu H, Spangler ML, Lewis RM, Morota <text:span text:style-name="T13">G</text:span>. Do stronger measures of genomic connectedness enhance prediction accuracies across management units? J Anim Sci. 2018;96:4490–4500.</text:p>
      <text:p text:style-name="P1">[2<text:span text:style-name="T14">8</text:span>] <text:tab/>Pszczola M, Strabel T, Mulder HA, Calus <text:span text:style-name="T13">MPL</text:span>. Reliability of direct genomic values for animals with different relationships within and to the reference population. J Dairy Sci. 2012;95:389–400.</text:p>
      <text:p text:style-name="P1">[<text:span text:style-name="T14">29</text:span>] <text:tab/>Buch LH, Kargo M, Berg P, Lassen <text:span text:style-name="T13">J, Sørensen AC</text:span>. The value of cows in reference populations for genomic selection of new functional traits. Animal. 2012;6:880–886.</text:p>
      <text:p text:style-name="P1">[3<text:span text:style-name="T14">0</text:span>] <text:tab/>Heslot N, Feoktistov V. Optimization of selective phenotyping and population design for genomic prediction. <text:span text:style-name="T10">b</text:span>ioRxiv. 2017; https://doi.org/10.1101/172064.</text:p>
      <text:p text:style-name="P1">[3<text:span text:style-name="T14">1</text:span>] <text:tab/>Akdemir D, Isidro-Sánchez J. Design of training populations for selective phenotyping in genomic prediction. Sci Rep. <text:span text:style-name="T10">2019;</text:span>9:<text:span text:style-name="T10">1446</text:span>.</text:p>
      <text:p text:style-name="P1">[3<text:span text:style-name="T14">2</text:span>] <text:tab/>Jenko J, Wiggans GR, Cooper TA, Eaglen <text:span text:style-name="T13">SAE, Luff WGL</text:span>. Cow genotyping strategies for genomic selection in a small dairy cattle population. J Dairy Sci. 2017;100:439–452.</text:p>
      <text:p text:style-name="P1"><text:soft-page-break/>[3<text:span text:style-name="T14">3</text:span>] <text:tab/>Coffey M. Dairy cows: in the age of the genotype, #phenotypeisking. Anim Fron. 2020;10:19–22.</text:p>
      <text:p text:style-name="P4">[3<text:span text:style-name="T14">4</text:span>] <text:tab/>Kasap A, Mioc B, Hickey JM, <text:span text:style-name="T13">Gorjanc G</text:span>. Genetic connectedness in the U.S. sheep industry. In: Book of Abstracts of the 69th Annual Meeting of the European Federation of Animal Science: 27-31 August 2018; <text:span text:style-name="T11">Dubrovnik, Croatia</text:span>.</text:p>
      <text:p text:style-name="P1">[35] <text:tab/>Misztal I, Legarra A, Aguilar I. Using recursion to compute the inverse of the genomic relationship matrix. J Dairy Sci. 2014;97:3943–3952.</text:p>
      <text:p text:style-name="P1">[36] <text:tab/>Ødegård J, Indahl U, Strandén I, Meuwissen <text:span text:style-name="T13">THE</text:span>. Large-scale genomic prediction using singular value decomposition of the genotype matrix. Genet Sel Evol. 2018;50:6.</text:p>
      <text:p text:style-name="P1">[3<text:span text:style-name="T14">7</text:span>] <text:tab/>ICAR DNA Working Group. ICAR Guidelines for Parentage Verification and Parentage Discovery Based on SNP Genotypes. The International Committee for Animal Recording, November 2017.</text:p>
      <text:p text:style-name="P1">[3<text:span text:style-name="T14">8</text:span>] <text:tab/>Sonesson AK, Woolliams JA, Meuwissen THE. Genomic selection requires genomic control of inbreeding. Genet Sel Evol. 2012;44:27.</text:p>
      <text:p text:style-name="P1">[<text:span text:style-name="T14">39</text:span>] <text:tab/>Verbič J, Jenko J, Jeretina J, <text:span text:style-name="T13">Babnik D</text:span>. Milk urea concentration as a tool to reduce the nitrogen footprint of milk production in conditions of small scale farming. In: Towards Precision livestock husbandry and its potential to mitigate ammonia and GHG emissions: Abstracts’ Leaflet: <text:span text:style-name="T11">17 – 21 February 2019; </text:span>Galilee, Israel.</text:p>
      <text:p text:style-name="P4">[<text:span text:style-name="T15">40</text:span>] <text:tab/>Dekkers JCM, Hospital F. The use of molecular genetics in the improvement of agricultural populations. Nat Rev Genet .2002;3:<text:span text:style-name="T14">2</text:span>2–32.</text:p>
      <text:p text:style-name="P1">[41] <text:tab/>Pool MH, Meuwissen THE. Prediction of Daily Milk Yields from a Limited Number of Test Days Using Test Day Models. J Dairy Sci. 1999;82:1555–1564.</text:p>
      <text:p text:style-name="P1">[42] <text:tab/>Berry DP, Olori VE, Cromie AR, Veerkamp <text:span text:style-name="T13">RF, Rath M, Dillon P</text:span>. Accuracy of predicting milk yield from alternative milk recording schemes. Animal Science. 2005;80:53–60.</text:p>
      <text:p text:style-name="P1">[43] <text:tab/>Fuerst C, Sölkner J. Additive and Nonadditive Genetic Variances for Milk Yield, Fertility, and Lifetime Performance Traits of Dairy Cattle. J Dairy Sci. 1994;77:1114–1125.</text:p>
      <text:p text:style-name="P1">[44] <text:tab/>Ertl J, Legarra A, Vitezica ZG, Varona <text:span text:style-name="T13">L, Edel C, Emmerling R, et al</text:span>. Genomic analysis of dominance effects on milk production and conformation traits in Fleckvieh cattle. Genet <text:span text:style-name="T11">Sel Evol.</text:span> 2014;46:40.</text:p>
      <text:p text:style-name="P1">[45] <text:tab/>Aliloo H, Pryce JE, González-Recio O, Cocks <text:span text:style-name="T13">BG, Hayes BJ</text:span>. Accounting for dominance to improve genomic evaluations of dairy cows for fertility and milk production traits. Genet Sel Evol. 2016;48:8.</text:p>
      <text:p text:style-name="P1">[46] <text:tab/>Jiang J, Shen B, O’Connell JR, VanRaden <text:span text:style-name="T13">PM, Cole JB, Ma L</text:span>. Dissection of additive, dominance, and imprinting effects for production and reproduction traits in Holstein cattle. BMC Genomics. <text:span text:style-name="T11">2017;</text:span>18:<text:span text:style-name="T11">425.</text:span></text:p>
      <text:p text:style-name="P1">[47] <text:tab/>Meyer K. Estimates of genetic parameters for milk and fat yield for the first three lactations in British Friesian cows. Animal Science. 1984;38:313–322.</text:p>
      <text:p text:style-name="P1">[48] <text:tab/>Dong MC, van Vleck LD. Correlations Among First and Second Lactation Milk Yield and Calving Interval. J Dairy Sci. 1989;72:1933–1936.</text:p>
      <text:p text:style-name="P1"><text:soft-page-break/>[49] <text:tab/>Swalve H, Vleck LDV. Estimation of Genetic (Co) Variances for Milk Yield in First Three Lactations Using an Animal Model and Restricted Maximum Likelihood. J Dairy Sci. 1987;70:842–849.<text:bookmark-end text:name="ZOTERO_BREF_bn8EuCx1dJsz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984in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1" style:display-name="Bibliography 1" style:family="paragraph" style:parent-style-name="Index" style:default-outline-level="" style:class="index">
      <style:paragraph-properties fo:margin-left="0.4335in" fo:margin-right="0in" fo:margin-top="0in" fo:margin-bottom="0.1665in" loext:contextual-spacing="false" style:line-height-at-least="0.1665in" fo:text-indent="-0.4335in" style:auto-text-indent="false">
        <style:tab-stops>
          <style:tab-stop style:position="0.4335in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auto" fo:break-after="auto"/>
      <style:text-properties fo:font-size="18pt" fo:font-weight="bold" style:font-size-asian="18pt" style:font-weight-asian="bold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0:27:33.323965581</meta:creation-date>
    <dc:date>2020-08-07T20:17:22.980971961</dc:date>
    <meta:editing-duration>PT1H8M40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4" meta:paragraph-count="50" meta:word-count="1276" meta:character-count="8465" meta:non-whitespace-character-count="7217"/>
  </office:meta>
</office:document-meta>
</file>